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" draw:fill="solid" draw:fill-color="#cfe7f5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" draw:fill="solid" draw:fill-color="#ffff99"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Ultrafine_20_Dashed" draw:marker-end="Linienende_20_1" draw:marker-end-width="0.3cm" draw:fill="none" draw:textarea-vertical-align="middle"/>
    </style:style>
    <style:style style:name="gr6" style:family="graphic" style:parent-style-name="objectwithoutfill">
      <style:graphic-properties draw:marker-end="Linienende_20_2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9" style:family="graphic" style:parent-style-name="objectwithoutfill">
      <style:graphic-properties draw:stroke="solid" draw:stroke-dash="Ultrafine_20_Dashed" draw:marker-end="Arrow" draw:marker-end-width="0.3cm" draw:fill="none" draw:textarea-vertical-align="middle"/>
    </style:style>
    <style:style style:name="gr10" style:family="graphic" style:parent-style-name="objectwithoutfill">
      <style:graphic-properties draw:stroke="solid" draw:stroke-dash="Ultrafine_20_Dashed" draw:marker-start="Linienende_20_2" draw:marker-end="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8cm"/>
    </style:style>
    <style:style style:name="P1" style:family="paragraph">
      <style:paragraph-properties fo:text-align="center"/>
    </style:style>
    <style:style style:name="P2" style:family="paragraph">
      <style:paragraph-properties fo:line-height="150%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8" draw:id="id8" draw:layer="layout" svg:width="4.4cm" svg:height="2.1cm" svg:x="6.4cm" svg:y="4cm">
          <text:p text:style-name="P1"><text:span text:style-name="T1">&lt;Object&gt;</text:span></text:p>
          <text:p text:style-name="P1">comman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" draw:id="id15" draw:layer="layout" svg:width="2.9cm" svg:height="1.8cm" svg:x="25.1cm" svg:y="18.1cm">
          <text:p text:style-name="P1"><text:span text:style-name="T1">&lt;Object&gt;</text:span></text:p>
          <text:p text:style-name="P1">HO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4.3cm" svg:height="1.9cm" svg:x="24.4cm" svg:y="4.3cm">
          <text:p text:style-name="P1"><text:span text:style-name="T1">&lt;Constructor&gt;</text:span></text:p>
          <text:p text:style-name="P1">Game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4.8cm" svg:height="1.9cm" svg:x="17.7cm" svg:y="4.3cm">
          <text:p text:style-name="P1"><text:span text:style-name="T1">&lt;Constructor&gt;</text:span></text:p>
          <text:p text:style-name="P1">Interpre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3cm" svg:height="1.8cm" svg:x="24.9cm" svg:y="14.2cm">
          <text:p text:style-name="P1"><text:span text:style-name="T1">&lt;Object&gt;</text:span></text:p>
          <text:p text:style-name="P1">g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4.8cm" svg:height="1.8cm" svg:x="17.6cm" svg:y="14.2cm">
          <text:p text:style-name="P1"><text:span text:style-name="T1">&lt;Object&gt;</text:span></text:p>
          <text:p text:style-name="P1">interpre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" draw:id="id4" draw:layer="layout" svg:width="4.4cm" svg:height="1.9cm" svg:x="12.2cm" svg:y="7.237cm">
          <text:p text:style-name="P1"><text:span text:style-name="T1">&lt;Constructor&gt;</text:span></text:p>
          <text:p text:style-name="P1">Squiddle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2cm" svg:height="2.6cm" svg:x="12.8cm" svg:y="10.3cm">
          <text:p text:style-name="P1"><text:span text:style-name="T1">&lt;Object&gt;</text:span></text:p>
          <text:p text:style-name="P1">b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4.9cm" svg:y1="15.1cm" svg:x2="22.4cm" svg:y2="15.1cm" draw:start-shape="id1" draw:start-glue-point="6" draw:end-shape="id2" draw:end-glue-point="10" svg:d="m24900 15100h-2500" svg:viewBox="0 0 2501 1">
          <text:p/>
        </draw:connector>
        <draw:connector draw:style-name="gr6" draw:text-style-name="P1" draw:layer="layout" draw:type="line" svg:x1="14.4cm" svg:y1="10.3cm" svg:x2="14.4cm" svg:y2="9.137cm" draw:start-shape="id3" draw:start-glue-point="4" draw:end-shape="id4" draw:end-glue-point="2" svg:d="m14400 10300v-1163" svg:viewBox="0 0 1 1164">
          <text:p/>
        </draw:connector>
        <draw:connector draw:style-name="gr5" draw:text-style-name="P1" draw:layer="layout" draw:type="line" svg:x1="18.303cm" svg:y1="14.463cm" svg:x2="15.532cm" svg:y2="12.52cm" draw:start-shape="id2" draw:start-glue-point="5" draw:end-shape="id3" draw:end-glue-point="9" svg:d="m18303 14463-2771-1943" svg:viewBox="0 0 2772 1944">
          <text:p/>
        </draw:connector>
        <draw:connector draw:style-name="gr5" draw:text-style-name="P1" draw:layer="layout" draw:type="line" svg:x1="25.383cm" svg:y1="14.463cm" svg:x2="16cm" svg:y2="11.6cm" draw:start-shape="id1" draw:start-glue-point="5" draw:end-shape="id3" draw:end-glue-point="10" svg:d="m25383 14463-9383-2863" svg:viewBox="0 0 9384 2864">
          <text:p/>
        </draw:connector>
        <draw:connector draw:style-name="gr6" draw:text-style-name="P1" draw:layer="layout" draw:type="line" svg:x1="20cm" svg:y1="14.2cm" svg:x2="20.1cm" svg:y2="6.2cm" draw:start-shape="id2" draw:start-glue-point="4" draw:end-shape="id5" draw:end-glue-point="2" svg:d="m20000 14200 100-8000" svg:viewBox="0 0 101 8001">
          <text:p/>
        </draw:connector>
        <draw:connector draw:style-name="gr6" draw:text-style-name="P1" draw:layer="layout" draw:type="line" svg:x1="26.55cm" svg:y1="14.2cm" svg:x2="26.55cm" svg:y2="6.2cm" draw:start-shape="id1" draw:start-glue-point="4" draw:end-shape="id6" draw:end-glue-point="2" svg:d="m26550 14200v-8000" svg:viewBox="0 0 1 8001">
          <text:p/>
        </draw:connector>
        <draw:custom-shape draw:style-name="gr1" draw:text-style-name="P1" xml:id="id7" draw:id="id7" draw:layer="layout" svg:width="3.4cm" svg:height="1.8cm" svg:x="12.7cm" svg:y="1cm">
          <text:p text:style-name="P1"><text:span text:style-name="T1">&lt;Object&gt;</text:span></text:p>
          <text:p text:style-name="P1">WS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1" draw:layer="layout" draw:type="line" svg:x1="13.198cm" svg:y1="2.537cm" svg:x2="8.6cm" svg:y2="4cm" draw:start-shape="id7" draw:start-glue-point="7" draw:end-shape="id8" draw:end-glue-point="4" svg:d="m13198 2537-4598 1463" svg:viewBox="0 0 4599 1464">
          <text:p/>
        </draw:connector>
        <draw:custom-shape draw:style-name="gr8" draw:text-style-name="P1" xml:id="id9" draw:id="id9" draw:layer="layout" svg:width="4.4cm" svg:height="2cm" svg:x="6.4cm" svg:y="14.1cm">
          <text:p text:style-name="P1"><text:span text:style-name="T1">&lt;Function&gt;</text:span></text:p>
          <text:p text:style-name="P1">e.g. l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8.6cm" svg:y1="6.1cm" svg:x2="8.6cm" svg:y2="14.1cm" draw:start-shape="id8" draw:start-glue-point="8" draw:end-shape="id9" svg:d="m8600 6100v8000" svg:viewBox="0 0 1 8001">
          <text:p/>
        </draw:connector>
        <draw:connector draw:style-name="gr5" draw:text-style-name="P1" draw:layer="layout" draw:type="line" svg:x1="17.6cm" svg:y1="15.1cm" svg:x2="10.8cm" svg:y2="15.1cm" draw:start-shape="id2" draw:start-glue-point="6" draw:end-shape="id9" draw:end-glue-point="10" svg:d="m17600 15100h-6800" svg:viewBox="0 0 6801 1">
          <text:p/>
        </draw:connector>
        <draw:connector draw:style-name="gr7" draw:text-style-name="P1" draw:layer="layout" draw:type="line" svg:x1="16.1cm" svg:y1="1.9cm" svg:x2="26.55cm" svg:y2="4.3cm" draw:start-shape="id7" draw:start-glue-point="10" draw:end-shape="id6" draw:end-glue-point="0" svg:d="m16100 1900 10450 2400" svg:viewBox="0 0 10451 2401">
          <text:p/>
        </draw:connector>
        <draw:connector draw:style-name="gr7" draw:text-style-name="P1" draw:layer="layout" draw:type="line" svg:x1="15.602cm" svg:y1="2.537cm" svg:x2="20.1cm" svg:y2="4.3cm" draw:start-shape="id7" draw:start-glue-point="9" draw:end-shape="id5" draw:end-glue-point="0" svg:d="m15602 2537 4498 1763" svg:viewBox="0 0 4499 1764">
          <text:p/>
        </draw:connector>
        <draw:custom-shape draw:style-name="gr2" draw:text-style-name="P1" xml:id="id10" draw:id="id10" draw:layer="layout" svg:width="3.379cm" svg:height="2cm" svg:x="1.021cm" svg:y="17.9cm">
          <text:p text:style-name="P1"><text:span text:style-name="T1">&lt;Object&gt;</text:span></text:p>
          <text:p text:style-name="P1">MO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7.044cm" svg:y1="15.807cm" svg:x2="3.906cm" svg:y2="18.193cm" draw:start-shape="id9" draw:start-glue-point="7" draw:end-shape="id10" draw:end-glue-point="11" svg:d="m7044 15807-3138 2386" svg:viewBox="0 0 3139 2387">
          <text:p/>
        </draw:connector>
        <draw:custom-shape draw:style-name="gr1" draw:text-style-name="P1" xml:id="id11" draw:id="id11" draw:layer="layout" svg:width="4.4cm" svg:height="2.1cm" svg:x="1cm" svg:y="4cm">
          <text:p text:style-name="P1"><text:span text:style-name="T1">&lt;Object&gt;</text:span></text:p>
          <text:p text:style-name="P1">asse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12.7cm" svg:y1="1.9cm" svg:x2="3.2cm" svg:y2="4cm" draw:start-shape="id7" draw:start-glue-point="6" draw:end-shape="id11" draw:end-glue-point="4" svg:d="m12700 1900-9500 2100" svg:viewBox="0 0 9501 2101">
          <text:p/>
        </draw:connector>
        <draw:custom-shape draw:style-name="gr1" draw:text-style-name="P1" xml:id="id13" draw:id="id13" draw:layer="layout" svg:width="3.4cm" svg:height="2.1cm" svg:x="6.9cm" svg:y="17.8cm">
          <text:p text:style-name="P1"><text:span text:style-name="T1">&lt;Object&gt;</text:span></text:p>
          <text:p text:style-name="P1">tb_m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2.8cm" svg:height="2.1cm" svg:x="18.6cm" svg:y="17.8cm">
          <text:p text:style-name="P1"><text:span text:style-name="T1">&lt;Object&gt;</text:span></text:p>
          <text:p text:style-name="P1">asse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20cm" svg:y1="16cm" svg:x2="20cm" svg:y2="17.8cm" draw:start-shape="id2" draw:start-glue-point="8" draw:end-shape="id12" draw:end-glue-point="4" svg:d="m20000 16000v1800" svg:viewBox="0 0 1 1801">
          <text:p/>
        </draw:connector>
        <draw:connector draw:style-name="gr5" draw:text-style-name="P1" draw:layer="layout" draw:type="line" svg:x1="18.303cm" svg:y1="15.737cm" svg:x2="10.3cm" svg:y2="18.85cm" draw:start-shape="id2" draw:start-glue-point="7" draw:end-shape="id13" draw:end-glue-point="10" svg:d="m18303 15737-8003 3113" svg:viewBox="0 0 8004 3114">
          <text:p/>
        </draw:connector>
        <draw:connector draw:style-name="gr7" draw:text-style-name="P1" draw:layer="layout" draw:type="line" svg:x1="18.6cm" svg:y1="18.85cm" svg:x2="10.3cm" svg:y2="18.85cm" draw:start-shape="id12" draw:end-shape="id13" draw:end-glue-point="10" svg:d="m18600 18850h-8300" svg:viewBox="0 0 8301 1">
          <text:p/>
        </draw:connector>
        <draw:connector draw:style-name="gr5" draw:text-style-name="P1" draw:layer="layout" draw:type="line" svg:x1="6.9cm" svg:y1="18.85cm" svg:x2="4.4cm" svg:y2="18.9cm" draw:start-shape="id13" draw:start-glue-point="6" draw:end-shape="id10" draw:end-glue-point="10" svg:d="m6900 18850-2500 50" svg:viewBox="0 0 2501 51">
          <text:p/>
        </draw:connector>
        <draw:custom-shape draw:style-name="gr3" draw:text-style-name="P1" xml:id="id14" draw:id="id14" draw:layer="layout" svg:width="4.4cm" svg:height="1.9cm" svg:x="1cm" svg:y="14.2cm">
          <text:p text:style-name="P1"><text:span text:style-name="T1">&lt;Constructor&gt;</text:span></text:p>
          <text:p text:style-name="P1">e.g. Textbox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3.2cm" svg:y1="6.1cm" svg:x2="3.2cm" svg:y2="14.2cm" draw:start-shape="id11" draw:start-glue-point="8" draw:end-shape="id14" draw:end-glue-point="0" svg:d="m3200 6100v8100" svg:viewBox="0 0 1 8101">
          <text:p/>
        </draw:connector>
        <draw:connector draw:style-name="gr6" draw:text-style-name="P1" draw:layer="layout" draw:type="line" svg:x1="7.398cm" svg:y1="18.107cm" svg:x2="3.2cm" svg:y2="16.1cm" draw:start-shape="id13" draw:start-glue-point="5" draw:end-shape="id14" draw:end-glue-point="2" svg:d="m7398 18107-4198-2007" svg:viewBox="0 0 4199 2008">
          <text:p/>
        </draw:connector>
        <draw:connector draw:style-name="gr5" draw:text-style-name="P1" draw:layer="layout" draw:type="line" svg:x1="26.55cm" svg:y1="16cm" svg:x2="26.55cm" svg:y2="18.1cm" draw:start-shape="id1" draw:start-glue-point="8" draw:end-shape="id15" draw:end-glue-point="4" svg:d="m26550 16000v2100" svg:viewBox="0 0 1 2101">
          <text:p/>
        </draw:connector>
        <draw:connector draw:style-name="gr5" draw:text-style-name="P1" draw:layer="layout" draw:type="line" svg:x1="10.156cm" svg:y1="14.393cm" svg:x2="12.8cm" svg:y2="11.6cm" draw:start-shape="id9" draw:start-glue-point="11" draw:end-shape="id3" draw:end-glue-point="6" svg:d="m10156 14393 2644-2793" svg:viewBox="0 0 2645 2794">
          <text:p/>
        </draw:connector>
        <draw:connector draw:style-name="gr5" draw:text-style-name="P1" draw:layer="layout" draw:type="line" svg:x1="9.802cm" svg:y1="18.107cm" svg:x2="14.4cm" svg:y2="12.9cm" draw:start-shape="id13" draw:start-glue-point="11" draw:end-shape="id3" draw:end-glue-point="8" svg:d="m9802 18107 4598-5207" svg:viewBox="0 0 4599 5208">
          <text:p/>
        </draw:connector>
        <draw:custom-shape draw:style-name="gr1" draw:text-style-name="P1" xml:id="id16" draw:id="id16" draw:layer="layout" svg:width="2.6cm" svg:height="1.8cm" svg:x="13.1cm" svg:y="4.1cm">
          <text:p text:style-name="P1"><text:span text:style-name="T1">&lt;Object&gt;</text:span></text:p>
          <text:p text:style-name="P1">b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4.4cm" svg:y1="2.8cm" svg:x2="14.4cm" svg:y2="4.1cm" draw:start-shape="id7" draw:start-glue-point="8" draw:end-shape="id16" draw:end-glue-point="4" svg:d="m14400 2800v1300" svg:viewBox="0 0 1 1301">
          <text:p/>
        </draw:connector>
        <draw:connector draw:style-name="gr10" draw:text-style-name="P1" draw:layer="layout" draw:type="line" svg:x1="14.4cm" svg:y1="7.237cm" svg:x2="14.4cm" svg:y2="5.9cm" draw:start-shape="id4" draw:start-glue-point="0" draw:end-shape="id16" draw:end-glue-point="8" svg:d="m14400 7237v-1337" svg:viewBox="0 0 1 1338">
          <text:p/>
        </draw:connector>
        <draw:line draw:style-name="gr7" draw:text-style-name="P1" draw:layer="layout" svg:x1="24.5cm" svg:y1="1.4cm" svg:x2="25.9cm" svg:y2="1.4cm">
          <text:p/>
        </draw:line>
        <draw:line draw:style-name="gr5" draw:text-style-name="P1" draw:layer="layout" svg:x1="24.5cm" svg:y1="2.2cm" svg:x2="25.9cm" svg:y2="2.2cm">
          <text:p/>
        </draw:line>
        <draw:line draw:style-name="gr6" draw:text-style-name="P1" draw:layer="layout" svg:x1="24.5cm" svg:y1="2.8cm" svg:x2="25.9cm" svg:y2="2.8cm">
          <text:p/>
        </draw:line>
        <draw:frame draw:style-name="gr11" draw:text-style-name="P3" draw:layer="layout" svg:width="2.441cm" svg:height="2.147cm" svg:x="26.1cm" svg:y="1cm">
          <draw:text-box>
            <text:p text:style-name="P2"><text:span text:style-name="T1">has</text:span></text:p>
            <text:p text:style-name="P2"><text:span text:style-name="T1">use</text:span></text:p>
            <text:p text:style-name="P2"><text:span text:style-name="T1">instanceof</text:span></text:p>
          </draw:text-box>
        </draw:frame>
        <draw:frame draw:style-name="gr12" draw:layer="layout" svg:width="8.3cm" svg:height="1.988cm" svg:x="0.9cm" svg:y="1.012cm">
          <draw:text-box>
            <text:p><text:span text:style-name="T2">WebStory Engine </text:span></text:p>
            <text:p><text:span text:style-name="T3">Simplified Structure</text:span></text:p>
            <text:p><text:span text:style-name="T2">2013-02-28, v. 0.3.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Linienende_20_1" draw:display-name="Linienende 1" svg:viewBox="0 0 1122 2243" svg:d="m0 2108v17 17l12 42 30 34 38 21 43 4 29-8 30-21 25-26 13-34 343-1532 339 1520 13 42 29 34 39 21 42 4 42-12 34-30 21-42v-39-12l-4 4-440-1998-9-42-25-39-38-25-43-8-42 8-38 25-26 39-8 42z"/>
    <draw:marker draw:name="Linienende_20_2" draw:display-name="Linienende 2" svg:viewBox="0 0 3000 3000" svg:d="m1500 0 1500 3000h-3000zm0 447-1176 2353h2353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 </meta:initial-creator>
    <meta:creation-date>2013-02-27T20:40:23</meta:creation-date>
    <dc:date>2013-02-28T06:18:23</dc:date>
    <dc:creator>j </dc:creator>
    <meta:editing-duration>PT9H28M48S</meta:editing-duration>
    <meta:editing-cycles>47</meta:editing-cycles>
    <meta:generator>LibreOffice/3.5$Linux_X86_64 LibreOffice_project/350m1$Build-2</meta:generator>
    <meta:document-statistic meta:object-count="45"/>
  </office:meta>
</office:document-meta>
</file>